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officeooo:paragraph-rsid="002199d5"/>
    </style:style>
    <style:style style:name="P2" style:family="paragraph" style:parent-style-name="Standard">
      <style:text-properties fo:language="en" fo:country="US" officeooo:rsid="0022982c" officeooo:paragraph-rsid="0022982c"/>
    </style:style>
    <style:style style:name="P3" style:family="paragraph" style:parent-style-name="Standard">
      <style:text-properties fo:language="en" fo:country="US" officeooo:rsid="0023c874" officeooo:paragraph-rsid="0023c874"/>
    </style:style>
    <style:style style:name="P4" style:family="paragraph" style:parent-style-name="Standard">
      <style:text-properties fo:language="en" fo:country="US" officeooo:rsid="0023dd0b" officeooo:paragraph-rsid="0023dd0b"/>
    </style:style>
    <style:style style:name="T1" style:family="text">
      <style:text-properties officeooo:rsid="0023c87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larify the connection between: 1)  the introduction's one-hidden-layer network with sigmoidal activations and continuous-valued scalar output; and 2) any particular requirements and limitations of the network architectures employed in the proposed method.  In other words, are equations (1) - (3) just intended as an example of a "canonical" ANN, or are they intended to scope the author's work in a specific way?</text:p>
      <text:p text:style-name="P1"/>
      <text:p text:style-name="P1">2. Clarify the primary contribution of proposed "phase 1" relative to other works that use Grammatical Evolution for feature construction (e.g., Gavrilis et al.), and of proposed "phase 2" relative to other approaches that use genetic algorithms to train ANNs (e.g., those mentioned in paragraph 2 of page 3).</text:p>
      <text:p text:style-name="P1"/>
      <text:p text:style-name="P1">3. The discussion on page 2 seems to suggest that training a network with ~50 weights represents a large computational burden.  Please clarify what is meant here, as networks with many millions of parameters are routinely trained (in reasonable time) with backpropagation on standard PC's.  Furthermore, this page suggests that the author's method addresses "excessive computation times,"  yet the conclusion (and elsewhere) discusses how the proposed technique is "much slower than other processes."  Please reconcile this.  </text:p>
      <text:p text:style-name="P1"/>
      <text:p text:style-name="P1"/>
      <text:p text:style-name="P1">4. Please correct the many typographical and grammatical errors throughout the manuscript.  Also, in Section 2.3, "...sigmoid...tends to 0..." should be "...sigmoid...tends to 1..." for large x.</text:p>
      <text:p text:style-name="P3"><text:span text:style-name="T2">Response</text:span>:</text:p>
      <text:p text:style-name="P4">Corrected in the revised version of the manuscript.</text:p>
      <text:p text:style-name="P1"/>
      <text:p text:style-name="P1">5. Please state what metrics are reported in the table in each table's legend, and label the y-axis in Figure 2.</text:p>
      <text:p text:style-name="P3"><text:span text:style-name="T2">Response</text:span>:</text:p>
      <text:p text:style-name="P2">It is stated in the revised text that is “<text:span text:style-name="T3">average classification error</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07:31:10.698715049</meta:creation-date>
    <dc:date>2022-03-21T07:57:23.942046069</dc:date>
    <meta:editing-duration>PT20M49S</meta:editing-duration>
    <meta:editing-cycles>6</meta:editing-cycles>
    <meta:generator>LibreOffice/7.0.4.2$Linux_X86_64 LibreOffice_project/00$Build-2</meta:generator>
    <meta:document-statistic meta:table-count="0" meta:image-count="0" meta:object-count="0" meta:page-count="1" meta:paragraph-count="9" meta:word-count="258" meta:character-count="1698" meta:non-whitespace-character-count="1440"/>
  </office:meta>
</office:document-meta>
</file>